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87d963" officeooo:paragraph-rsid="008b3557"/>
    </style:style>
    <style:style style:name="P2" style:family="paragraph" style:parent-style-name="Standard">
      <style:text-properties style:font-name="Arial" fo:font-size="14pt" style:text-underline-style="none" officeooo:rsid="008951a7" officeooo:paragraph-rsid="008951a7" style:font-size-asian="14pt" style:font-size-complex="14pt"/>
    </style:style>
    <style:style style:name="P3" style:family="paragraph" style:parent-style-name="Standard">
      <style:text-properties style:font-name="Arial" officeooo:rsid="00820b3c" officeooo:paragraph-rsid="009698b0"/>
    </style:style>
    <style:style style:name="P4" style:family="paragraph" style:parent-style-name="Standard">
      <style:text-properties style:font-name="Arial" officeooo:rsid="00820b3c" officeooo:paragraph-rsid="0098a152"/>
    </style:style>
    <style:style style:name="T1" style:family="text">
      <style:text-properties fo:font-size="14pt" style:text-underline-style="none" style:font-size-asian="14pt" style:font-size-complex="14pt"/>
    </style:style>
    <style:style style:name="T2" style:family="text">
      <style:text-properties fo:font-size="14pt" style:text-underline-style="none" officeooo:rsid="008398ec" style:font-size-asian="14pt" style:font-size-complex="14pt"/>
    </style:style>
    <style:style style:name="T3" style:family="text">
      <style:text-properties fo:font-size="14pt" style:text-underline-style="none" officeooo:rsid="0084f293" style:font-size-asian="14pt" style:font-size-complex="14pt"/>
    </style:style>
    <style:style style:name="T4" style:family="text">
      <style:text-properties fo:font-size="14pt" style:text-underline-style="none" officeooo:rsid="00859f09" style:font-size-asian="14pt" style:font-size-complex="14pt"/>
    </style:style>
    <style:style style:name="T5" style:family="text">
      <style:text-properties fo:font-size="14pt" style:text-underline-style="none" officeooo:rsid="0085dfb6" style:font-size-asian="14pt" style:font-size-complex="14pt"/>
    </style:style>
    <style:style style:name="T6" style:family="text">
      <style:text-properties fo:font-size="14pt" style:text-underline-style="none" officeooo:rsid="0086f0c1" style:font-size-asian="14pt" style:font-size-complex="14pt"/>
    </style:style>
    <style:style style:name="T7" style:family="text">
      <style:text-properties fo:font-size="14pt" style:text-underline-style="none" officeooo:rsid="0087d963" style:font-size-asian="14pt" style:font-size-complex="14pt"/>
    </style:style>
    <style:style style:name="T8" style:family="text">
      <style:text-properties fo:font-size="14pt" style:text-underline-style="none" officeooo:rsid="0088a424" style:font-size-asian="14pt" style:font-size-complex="14pt"/>
    </style:style>
    <style:style style:name="T9" style:family="text">
      <style:text-properties fo:font-size="14pt" style:text-underline-style="none" officeooo:rsid="0088fc09" style:font-size-asian="14pt" style:font-size-complex="14pt"/>
    </style:style>
    <style:style style:name="T10" style:family="text">
      <style:text-properties fo:font-size="14pt" style:text-underline-style="none" officeooo:rsid="008951a7" style:font-size-asian="14pt" style:font-size-complex="14pt"/>
    </style:style>
    <style:style style:name="T11" style:family="text">
      <style:text-properties fo:font-size="14pt" style:text-underline-style="none" officeooo:rsid="008b3557" style:font-size-asian="14pt" style:font-size-complex="14pt"/>
    </style:style>
    <style:style style:name="T12" style:family="text">
      <style:text-properties fo:font-size="14pt" style:text-underline-style="none" officeooo:rsid="00901c85" style:font-size-asian="14pt" style:font-size-complex="14pt"/>
    </style:style>
    <style:style style:name="T13" style:family="text">
      <style:text-properties fo:font-size="14pt" style:text-underline-style="none" officeooo:rsid="00901d98" style:font-size-asian="14pt" style:font-size-complex="14pt"/>
    </style:style>
    <style:style style:name="T14" style:family="text">
      <style:text-properties fo:font-size="14pt" style:text-underline-style="none" officeooo:rsid="0090a97b" style:font-size-asian="14pt" style:font-size-complex="14pt"/>
    </style:style>
    <style:style style:name="T15" style:family="text">
      <style:text-properties fo:font-size="14pt" style:text-underline-style="none" officeooo:rsid="0092a4a2" style:font-size-asian="14pt" style:font-size-complex="14pt"/>
    </style:style>
    <style:style style:name="T16" style:family="text">
      <style:text-properties fo:font-size="14pt" style:text-underline-style="none" officeooo:rsid="0093502a" style:font-size-asian="14pt" style:font-size-complex="14pt"/>
    </style:style>
    <style:style style:name="T17" style:family="text">
      <style:text-properties fo:font-size="14pt" style:text-underline-style="none" officeooo:rsid="0094c0c3" style:font-size-asian="14pt" style:font-size-complex="14pt"/>
    </style:style>
    <style:style style:name="T18" style:family="text">
      <style:text-properties fo:font-size="14pt" style:text-underline-style="none" officeooo:rsid="00963e86" style:font-size-asian="14pt" style:font-size-complex="14pt"/>
    </style:style>
    <style:style style:name="T19" style:family="text">
      <style:text-properties fo:font-size="14pt" style:text-underline-style="none" officeooo:rsid="0096a2bb" style:font-size-asian="14pt" style:font-size-complex="14pt"/>
    </style:style>
    <style:style style:name="T20" style:family="text">
      <style:text-properties fo:font-size="14pt" style:text-underline-style="none" officeooo:rsid="00989b68" style:font-size-asian="14pt" style:font-size-complex="14pt"/>
    </style:style>
    <style:style style:name="T21" style:family="text">
      <style:text-properties fo:font-size="14pt" style:text-underline-style="none" officeooo:rsid="0098a152" style:font-size-asian="14pt" style:font-size-complex="14pt"/>
    </style:style>
    <style:style style:name="T22" style:family="text">
      <style:text-properties fo:font-size="14pt" style:text-underline-style="none" officeooo:rsid="009a64ad" style:font-size-asian="14pt" style:font-size-complex="14pt"/>
    </style:style>
    <style:style style:name="T23" style:family="text">
      <style:text-properties fo:font-size="14pt" style:text-underline-style="none" officeooo:rsid="009b3edf" style:font-size-asian="14pt" style:font-size-complex="14pt"/>
    </style:style>
    <style:style style:name="T24" style:family="text">
      <style:text-properties fo:font-size="14pt" style:text-underline-style="none" officeooo:rsid="009bb7af" style:font-size-asian="14pt" style:font-size-complex="14pt"/>
    </style:style>
    <style:style style:name="T25" style:family="text">
      <style:text-properties fo:font-size="14pt" style:text-underline-style="none" officeooo:rsid="009dca7f"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elche Möglichkeiten existieren um eine friedliche und gerechte Zukunft für Alle zu erschaffen? Auf diese Frage gibt es</text:span><text:span text:style-name="T12"> mit Sicherheit</text:span><text:span text:style-name="T1"> unzählige gute Antworten</text:span><text:span text:style-name="T19">. Die heutige </text:span><text:span text:style-name="T23">Zeit</text:span><text:span text:style-name="T19"> </text:span><text:span text:style-name="T23">bietet</text:span><text:span text:style-name="T19"> den grossen Vorteil, dass der Zugang zu diesen Informationen über das Internet um einiges erleichtert wird. Jedoch existiert meiner Meinung nach noch kein geeignetes Werkzeug um einen effizienten Austausch</text:span><text:span text:style-name="T20"> bezüglich der Thematik eines sozialen Wandels</text:span><text:span text:style-name="T19"> zu ermöglichen. Aus diesem Grund habe ich mit der Programmierung von Elyoos begonnen. Das Ziel ist es eine Plattform bereitzustellen, </text:span><text:span text:style-name="T20">welche eine positive Entwicklung der Menschheit fördert.</text:span><text:span text:style-name="T21"> Ein soziales Netzwerk über welches wir uns einfach austauschen und von einander lernen können. </text:span><text:span text:style-name="T22">Eines </text:span><text:span text:style-name="T23">mit dessen Unterstützung du Lösungsvorschläge für aktuelle Probleme erhältst, die du selber umsetzten kannst. Es soll auch ein Ort werden, wo wir gemeinsam Themen diskutiert können, wie unsere Gesellschaft sich zum positiven verändern lässt.</text:span><text:span text:style-name="T7"> Dabei </text:span><text:span text:style-name="T8">steht zusätzlich im Vordergrund die </text:span><text:span text:style-name="T17">Benutzeroberfläche</text:span><text:span text:style-name="T8"> so simpel wie möglich zu halten. Elyoos soll einfach zu bedienen sein, damit du dich auf das </text:span><text:span text:style-name="T18">W</text:span><text:span text:style-name="T8">esentliche konzentrieren kannst. </text:span><text:span text:style-name="T9">Ein weiterer wichtiger Punkt ist, dass dieses Projekt nur mit Spenden finanziert wird. Beiträge</text:span><text:span text:style-name="T11"> sollen </text:span><text:span text:style-name="T9">dir angezeigt</text:span><text:span text:style-name="T11"> werden</text:span><text:span text:style-name="T9"> weil es wahrscheinlich das Passendste für dich ist und nicht weil jemand viel dafür bezahlte.</text:span><text:span text:style-name="T10"> </text:span></text:p>
      <text:p text:style-name="P2"/>
      <text:p text:style-name="P1"><text:span text:style-name="T10">Mit der aktuellen Version von Elyoos ist ein erster Grundstein gelegt, auf dem sich aufbauen lässt. Es braucht</text:span><text:span text:style-name="T11"> aber</text:span><text:span text:style-name="T10"> noch viel Entwicklungsarbeit, damit aus der Vision eines weltumspannenden Netzwerkes für den sozialen Wandel Realität wird. Ich bin jedoch überzeugt, dass dies mit deiner Hilfe gelingen wird!</text:span><text:span text:style-name="T11"> Nutzen wir endlich die Vorteile des Internets, damit wir erfolgreich eine Zukunft gestalten in der Gewalt, Ungerechtigkeit und dergleichen definitiv der Vergangenheit angehö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7-04-26T13:58:59.074000000</dc:date>
    <meta:editing-duration>PT17H7M48S</meta:editing-duration>
    <meta:editing-cycles>60</meta:editing-cycles>
    <meta:generator>LibreOffice/5.2.5.1$Windows_x86 LibreOffice_project/0312e1a284a7d50ca85a365c316c7abbf20a4d22</meta:generator>
    <meta:print-date>2017-04-19T14:29:44.036000000</meta:print-date>
    <meta:document-statistic meta:table-count="0" meta:image-count="0" meta:object-count="0" meta:page-count="1" meta:paragraph-count="2" meta:word-count="267" meta:character-count="1862" meta:non-whitespace-character-count="1596"/>
  </office:meta>
</office:document-meta>
</file>